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ba44a" officeooo:paragraph-rsid="000ba44a" style:font-style-asian="italic" style:font-style-complex="italic"/>
    </style:style>
    <style:style style:name="P2" style:family="paragraph" style:parent-style-name="Standard">
      <style:text-properties fo:font-style="italic" officeooo:rsid="000cfc28" officeooo:paragraph-rsid="000cfc28" style:font-style-asian="italic" style:font-style-complex="italic"/>
    </style:style>
    <style:style style:name="P3" style:family="paragraph" style:parent-style-name="Standard">
      <style:text-properties fo:font-style="italic" officeooo:rsid="0011ba9e" officeooo:paragraph-rsid="0011ba9e" style:font-style-asian="italic" style:font-style-complex="italic"/>
    </style:style>
    <style:style style:name="P4" style:family="paragraph" style:parent-style-name="Standard">
      <style:text-properties fo:font-style="italic" fo:font-weight="bold" officeooo:rsid="0011ba9e" officeooo:paragraph-rsid="0011ba9e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1ba9e" officeooo:paragraph-rsid="0011ba9e"/>
    </style:style>
    <style:style style:name="P6" style:family="paragraph" style:parent-style-name="Standard" style:list-style-name="L1">
      <style:text-properties fo:font-weight="bold" officeooo:rsid="000ba44a" officeooo:paragraph-rsid="000ba44a" style:font-weight-asian="bold" style:font-weight-complex="bold"/>
    </style:style>
    <style:style style:name="P7" style:family="paragraph" style:parent-style-name="Standard" style:list-style-name="L2">
      <style:text-properties officeooo:rsid="000ba44a" officeooo:paragraph-rsid="000ba44a"/>
    </style:style>
    <style:style style:name="P8" style:family="paragraph" style:parent-style-name="Standard" style:list-style-name="L3">
      <style:text-properties fo:font-style="italic" fo:font-weight="bold" officeooo:rsid="000ba44a" officeooo:paragraph-rsid="000ba44a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officeooo:rsid="000ba44a" officeooo:paragraph-rsid="000ba44a" style:font-style-asian="italic" style:font-style-complex="italic"/>
    </style:style>
    <style:style style:name="P10" style:family="paragraph" style:parent-style-name="Standard" style:list-style-name="L4">
      <style:text-properties fo:font-style="normal" officeooo:rsid="000cfc28" officeooo:paragraph-rsid="000ba44a" style:font-style-asian="normal" style:font-style-complex="normal"/>
    </style:style>
    <style:style style:name="P11" style:family="paragraph" style:parent-style-name="Standard" style:list-style-name="L5">
      <style:text-properties fo:font-style="normal" officeooo:rsid="000ba44a" officeooo:paragraph-rsid="00120a8d" style:font-style-asian="normal" style:font-style-complex="normal"/>
    </style:style>
    <style:style style:name="P12" style:family="paragraph" style:parent-style-name="Standard" style:list-style-name="L5">
      <style:text-properties fo:font-style="normal" officeooo:rsid="001331f4" officeooo:paragraph-rsid="001331f4" style:font-style-asian="normal" style:font-style-complex="normal"/>
    </style:style>
    <style:style style:name="P13" style:family="paragraph" style:parent-style-name="Standard">
      <style:text-properties fo:font-style="normal" officeooo:rsid="001345ef" officeooo:paragraph-rsid="001345ef" style:font-style-asian="normal" style:font-style-complex="normal"/>
    </style:style>
    <style:style style:name="P14" style:family="paragraph" style:parent-style-name="Standard" style:list-style-name="L5">
      <style:text-properties officeooo:paragraph-rsid="001345ef"/>
    </style:style>
    <style:style style:name="P15" style:family="paragraph" style:parent-style-name="Standard" style:list-style-name="L5">
      <style:text-properties officeooo:rsid="0011ba9e" officeooo:paragraph-rsid="0011ba9e"/>
    </style:style>
    <style:style style:name="T1" style:family="text">
      <style:text-properties officeooo:rsid="000ea23c"/>
    </style:style>
    <style:style style:name="T2" style:family="text">
      <style:text-properties officeooo:rsid="00120a8d"/>
    </style:style>
    <style:style style:name="T3" style:family="text">
      <style:text-properties fo:font-style="normal" officeooo:rsid="001345ef" style:font-style-asian="normal" style:font-style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29576452631399356" text:style-name="L1">
        <text:list-item>
          <text:p text:style-name="P6">Комманда, исполняемая при подключении к устройству.</text:p>
        </text:list-item>
      </text:list>
      <text:list xml:id="list6051789175192775929" text:style-name="L2">
        <text:list-header>
          <text:p text:style-name="P7"/>
        </text:list-header>
      </text:list>
      <text:p text:style-name="P1"/>
      <text:p text:style-name="P1">command first </text:p>
      <text:p text:style-name="P1">{</text:p>
      <text:p text:style-name="P1"><text:tab/>send Mitsubishi ("FIRST UP" cr)</text:p>
      <text:p text:style-name="P1"><text:tab/>send Mitsubishi ("FIRST UP 2" cr)</text:p>
      <text:p text:style-name="P1">}</text:p>
      <text:p text:style-name="P1"/>
      <text:list xml:id="list8754661008925770608" text:style-name="L3">
        <text:list-item>
          <text:p text:style-name="P8">GUID (генерация 16 байт)</text:p>
        </text:list-item>
      </text:list>
      <text:p text:style-name="P1"/>
      <text:p text:style-name="P1">command play GUID </text:p>
      <text:p text:style-name="P1">{ </text:p>
      <text:p text:style-name="P1"><text:tab/>send Vimedia (GUID 0:8 0:8 0:8 0:8 0:32 0:32 289:32 289:32 "&lt;?xml version=" 34:8 "1.0" 34:8 " encoding=" 34:8 "windows-1251" 34:8 "?&gt;" nl cr "&lt;Command <text:s/>xmlns:xsi=" 34:8 "http://www.w3.org/2001/XMLSchema-instance" 34:8 " xmlns:xsd=" 34:8 "http://www.w3.org/2001/XMLSchema" 34:8 " xsi:type=" 34:8 "PlayProjectCommand" 34:8 "&gt;" nl cr "&lt;ClientId&gt;d5de2aa6-6674-49c8-9552-dca84a807d82&lt;/ClientId&gt;" nl cr "&lt;DeviceGroup&gt;0&lt;/DeviceGroup&gt;" nl cr "&lt;/Command&gt;" nl cr) </text:p>
      <text:p text:style-name="P1">} </text:p>
      <text:p text:style-name="P1"/>
      <text:list xml:id="list7880574345089834101" text:style-name="L4">
        <text:list-item>
          <text:p text:style-name="P10">Подключение через usb:</text:p>
        </text:list-item>
      </text:list>
      <text:p text:style-name="P2">protocol Viaudio: usb-<text:span text:style-name="T1">com</text:span></text:p>
      <text:p text:style-name="P2">port: 0</text:p>
      <text:p text:style-name="P2"/>
      <text:list xml:id="list441040672082036720" text:style-name="L5">
        <text:list-item>
          <text:p text:style-name="P15">Команда с задержкой. Нужно для управления экраном через viAudio. Используется в Arhangelsk_bolnica. Требует замены gui.js</text:p>
        </text:list-item>
      </text:list>
      <text:p text:style-name="P5"/>
      <text:p text:style-name="P3">[Button] </text:p>
      <text:p text:style-name="P3">Caption = </text:p>
      <text:p text:style-name="P3">Pages = Main </text:p>
      <text:p text:style-name="P3">Left = 750 </text:p>
      <text:p text:style-name="P3">Top = 250 </text:p>
      <text:p text:style-name="P3">Font = Images/arial.ttf </text:p>
      <text:p text:style-name="P3">FontSize = 20 </text:p>
      <text:p text:style-name="P3">Color = white </text:p>
      <text:p text:style-name="P3">UpImage = Images/buttonUpDown.png </text:p>
      <text:p text:style-name="P3">DownImage = Images/buttonDownDown.png </text:p>
      <text:p text:style-name="P3">HeldImage = Images/buttonDownDown.png </text:p>
      <text:p text:style-name="P3">OnClick <text:s/>= Command Viaudio releoneoff </text:p>
      <text:p text:style-name="P4">OnDelayClick = Command Viaudio reletwoon </text:p>
      <text:p text:style-name="P4">DelayForClick = 1000</text:p>
      <text:p text:style-name="P5"/>
      <text:list xml:id="list175839463342232" text:continue-numbering="true" text:style-name="L5">
        <text:list-item>
          <text:p text:style-name="P11"><text:s/><text:span text:style-name="T2">Символ, соответствующий 8-битному значению. Символы cr, nl, bs имеют значения 0Dh, 0Ah, 08h, соответственно.</text:span></text:p>
        </text:list-item>
        <text:list-item>
          <text:p text:style-name="P12">Для новой версии нужно одустановить apt-get install libuuid1 uuid-runtime uuid-dev</text:p>
        </text:list-item>
        <text:list-item>
          <text:p text:style-name="P14"><text:span text:style-name="T3">Re: How to add "irqpoll" kernel boot options?</text:span></text:p>
        </text:list-item>
      </text:list>
      <text:p text:style-name="P13">You can update it by going into /boot/grub/menu.lst:</text:p>
      <text:p text:style-name="P13">Code:</text:p>
      <text:p text:style-name="P13">gksu gedit /boot/grub/menu.lst</text:p>
      <text:p text:style-name="P13">Look for lines that look similar to this:</text:p>
      <text:p text:style-name="P13">Code:</text:p>
      <text:p text:style-name="P13"><text:soft-page-break/>title <text:s text:c="9"/>Ubuntu hardy (development branch), kernel 2.6.24-16-generic</text:p>
      <text:p text:style-name="P13">root <text:s text:c="10"/>(hd0,5)</text:p>
      <text:p text:style-name="P13">kernel <text:s text:c="8"/>/boot/vmlinuz-2.6.24-16-generic root=UUID=8k4o3ilj-3fff-dfae-943j-4332lkj52kl43 ro quiet splash</text:p>
      <text:p text:style-name="P13">initrd <text:s text:c="8"/>/boot/initrd.img-2.6.24-16-generic</text:p>
      <text:p text:style-name="P13">Add the irqpoll to the end of the kernel line:</text:p>
      <text:p text:style-name="P13">Code:</text:p>
      <text:p text:style-name="P13">title <text:s text:c="9"/>Ubuntu hardy (development branch), kernel 2.6.24-16-generic</text:p>
      <text:p text:style-name="P13">root <text:s text:c="10"/>(hd0,5)</text:p>
      <text:p text:style-name="P13">kernel <text:s text:c="8"/>/boot/vmlinuz-2.6.24-16-generic root=UUID=8k4o3ilj-3fff-dfae-943j-4332lkj52kl43 ro quiet splash irqpoll</text:p>
      <text:p text:style-name="P13">initrd <text:s text:c="8"/>/boot/initrd.img-2.6.24-16-generic</text:p>
      <text:p text:style-name="P13">and save the file. You will need to reboot to have to be used. Your title will be different than mine because I started before the final release of Hardy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c  </meta:initial-creator>
    <meta:creation-date>2015-02-07T15:44:47.069258688</meta:creation-date>
    <dc:date>2015-05-21T17:58:39.002874362</dc:date>
    <dc:creator>Lutc  </dc:creator>
    <meta:editing-duration>PT1M58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48" meta:word-count="283" meta:character-count="2222" meta:non-whitespace-character-count="1900"/>
  </office:meta>
</office:document-meta>
</file>